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tnoteBodyLayoutManager.getKeepTogether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LayoutManager.getFootnodeBody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LayoutManager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LayoutManager.addAreas( PositionIterator parentIter , LayoutContext layou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otnoteBodyLayoutManager.addChild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tnoteBodyLayoutManager.FootnoteBodyLayoutManager( FootnoteBody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LayoutManager.getKeepWithPrevious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